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739" officeooo:paragraph-rsid="001c9739"/>
    </style:style>
    <style:style style:name="P2" style:family="paragraph" style:parent-style-name="Standard">
      <style:text-properties officeooo:rsid="001c9739" officeooo:paragraph-rsid="001d7620"/>
    </style:style>
    <style:style style:name="P3" style:family="paragraph" style:parent-style-name="Standard">
      <style:text-properties officeooo:rsid="001d7620" officeooo:paragraph-rsid="001d7620"/>
    </style:style>
    <style:style style:name="T1" style:family="text">
      <style:text-properties officeooo:rsid="001d7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 profiles</text:p>
      <text:p text:style-name="P1"/>
      <text:p text:style-name="P1">In Drupal it is possible to build installation profiles. </text:p>
      <text:p text:style-name="P1"/>
      <text:p text:style-name="P2">All <text:span text:style-name="T1">OS2 web applications,</text:span> made in Drupal - for OS2, <text:span text:style-name="T1">should have a custom installation profile. This installation profile should guide the user through the system installation and collect all nessesary information needed for the system to run ”out of the box”. </text:span></text:p>
      <text:p text:style-name="P2"/>
      <text:p text:style-name="P3">For example OS2dagsorden is a web application. OS2webCore is not. OS2webCore is a component library for components that are used in many web applications. </text:p>
      <text:p text:style-name="P3"/>
      <text:p text:style-name="P3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ørn Andersen</meta:initial-creator>
    <meta:creation-date>2014-10-09T10:09:56.243698959</meta:creation-date>
    <dc:date>2014-10-09T10:15:36.770034934</dc:date>
    <dc:creator>Jørn Andersen</dc:creator>
    <meta:editing-duration>PT4M7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5" meta:word-count="77" meta:character-count="494" meta:non-whitespace-character-count="417"/>
  </office:meta>
</office:document-meta>
</file>